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3af6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6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1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2">object&gt;[</text:span>,mapFn<text:span text:style-name="T42">[</text:span>,thisArg<text:span text:style-name="T42">]]</text:span>)</text:p>
            <text:p text:style-name="P87"><text:s text:c="2"/>.<text:span text:style-name="T42">then((resultArray) =&gt; /* todo with resultArray */);</text:span></text:p>
            <text:p text:style-name="P88"/>
            <text:p text:style-name="P88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89"/>
            <text:p text:style-name="P90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9">Set</text:span></text:p>
            <text:p text:style-name="P91">Set.prototype.union(other): <text:span text:style-name="T49">Set</text:span></text:p>
            <text:p text:style-name="P91">Set.prototype.difference(other): <text:span text:style-name="T49">Set</text:span></text:p>
            <text:p text:style-name="P91">Set.prototype.symmetricDifference(other): <text:span text:style-name="T49">Set</text:span></text:p>
            <text:p text:style-name="P91">Set.prototype.isSubsetOf(other): <text:span text:style-name="T49">Boolean</text:span></text:p>
            <text:p text:style-name="P91">Set.prototype.isSupersetOf(other): <text:span text:style-name="T49">Boolean</text:span></text:p>
            <text:p text:style-name="P91">Set.prototype.isDisjointFrom(other): <text:span text:style-name="T49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0">res</text:span>) =&gt; console.log("asyncIterable1: "+<text:span text:style-name="T50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0">res</text:span>) =&gt; console.log("asyncIterable2: "+<text:span text:style-name="T50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0">res</text:span>) =&gt; console.log("[4,5,6,7,8]: "+<text:span text:style-name="T50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0">res</text:span>) =&gt; console.log("[4,5,6,7,8] + fn: "+<text:span text:style-name="T50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8">res</text:span>) =&gt; console.log("Set: "+<text:span text:style-name="T50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0">res</text:span>) =&gt; console.log("Set + fn: "+<text:span text:style-name="T50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0">res</text:span>) =&gt; console.log("arraylike: "+<text:span text:style-name="T50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0">res</text:span>) =&gt; console.log("arraylike + fn: "+<text:span text:style-name="T50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1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5T20:08:10.307218700</dc:date>
    <meta:print-date>2025-05-14T19:42:02.083529300</meta:print-date>
    <meta:editing-cycles>341</meta:editing-cycles>
    <meta:editing-duration>PT15H38M17S</meta:editing-duration>
    <meta:printed-by>PDF files</meta:printed-by>
    <meta:document-statistic meta:table-count="9" meta:image-count="0" meta:object-count="0" meta:page-count="9" meta:paragraph-count="558" meta:word-count="2381" meta:character-count="18694" meta:non-whitespace-character-count="16533"/>
    <meta:template xlink:type="simple" xlink:actuate="onRequest" xlink:title="" xlink:href="Normal.dotm"/>
  </office:meta>
</office:document-meta>
</file>